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8.69pt" fo:break-before="auto" style:use-optimal-row-height="true"/>
    </style:style>
    <style:style style:name="ro2" style:family="table-row">
      <style:table-row-properties style:row-height="39.7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6"/>
        <table:table-column table:style-name="co4" table:default-cell-style-name="ce8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o5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o5c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029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od2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8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d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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3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1" office:value-type="string" calcext:value-type="string">
            <text:p>e07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9" office:value-type="string" calcext:value-type="string">
            <text:p>eao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9" office:value-type="string" calcext:value-type="string">
            <text:p>e2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7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7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o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o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8"/>
        </table:table-row>
        <table:table-row table:style-name="ro1" table:number-rows-repeated="104772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E85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16:28:14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8-08-17T16:38:44.221000000</dc:date>
    <meta:editing-cycles>105</meta:editing-cycles>
    <meta:editing-duration>PT12H12M52S</meta:editing-duration>
    <meta:generator>LibreOffice/6.0.2.1$Windows_X86_64 LibreOffice_project/f7f06a8f319e4b62f9bc5095aa112a65d2f3ac89</meta:generator>
    <meta:document-statistic meta:table-count="1" meta:cell-count="33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